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ffde59" draw:marker-start-width="0.359cm" draw:marker-end-width="0.359cm" draw:fill="hatch" draw:fill-hatch-name="Yellow_20_45_20_Degrees" draw:textarea-horizontal-align="justify" draw:textarea-vertical-align="middle" draw:auto-grow-height="false" fo:min-height="0.988cm" fo:min-width="2.152cm" fo:padding-top="0.178cm" fo:padding-bottom="0.178cm" fo:padding-left="0.303cm" fo:padding-right="0.303cm"/>
      <style:paragraph-properties style:writing-mode="lr-tb"/>
    </style:style>
    <style:style style:name="gr2" style:family="graphic" style:parent-style-name="objectwithoutfill" style:list-style-name="L1">
      <style:graphic-properties draw:stroke="solid" svg:stroke-width="0.053cm" svg:stroke-color="#069a2e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Double_20_Dash_20_Dot_20_Dot" svg:stroke-width="0.053cm" svg:stroke-color="#f10d0c" draw:marker-start-width="0.278cm" draw:marker-end="Arrowheads_20_6" draw:marker-end-width="0.37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Long_20_Dash" svg:stroke-width="0.053cm" svg:stroke-color="#acb20c" draw:marker-start-width="0.278cm" draw:marker-end="Arrowheads_20_7" draw:marker-end-width="0.37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6cm" svg:stroke-color="#069a2e" draw:marker-start-width="0.359cm" draw:marker-end-width="0.359cm" draw:fill="hatch" draw:fill-hatch-name="Green_20_60_20_Degrees" draw:textarea-horizontal-align="justify" draw:textarea-vertical-align="middle" draw:auto-grow-height="false" fo:min-height="0.882cm" fo:min-width="2.046cm" fo:padding-top="0.178cm" fo:padding-bottom="0.178cm" fo:padding-left="0.303cm" fo:padding-right="0.303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width="0.053cm" svg:stroke-color="#acb20c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dash" draw:stroke-dash="Double_20_Dash_20_Dot_20_Dot" svg:stroke-width="0.053cm" svg:stroke-color="#f10d0c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106cm" svg:stroke-color="#ffde59" draw:marker-start-width="0.359cm" draw:marker-end-width="0.359cm" draw:fill="hatch" draw:fill-hatch-name="Yellow_20_45_20_Degrees_20_Crossed" draw:textarea-horizontal-align="justify" draw:textarea-vertical-align="middle" draw:auto-grow-height="false" fo:min-height="0.882cm" fo:min-width="2.046cm" fo:padding-top="0.178cm" fo:padding-bottom="0.178cm" fo:padding-left="0.303cm" fo:padding-right="0.303cm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width="0.053cm" svg:stroke-color="#acb20c" draw:marker-start-width="0.278cm" draw:marker-end="Arrowheads_20_4" draw:marker-end-width="0.37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Double_20_Dash_20_Dot_20_Dot" svg:stroke-width="0.053cm" svg:stroke-color="#f10d0c" draw:marker-start-width="0.278cm" draw:marker-end="Arrowheads_20_5" draw:marker-end-width="0.378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Long_20_Dash" svg:stroke-width="0.053cm" svg:stroke-color="#acb20c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Double_20_Dash_20_Dot_20_Dot" svg:stroke-width="0.053cm" svg:stroke-color="#f10d0c" draw:marker-start-width="0.279cm" draw:marker-end="Arrowheads_20_9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 style:list-style-name="L1">
      <style:graphic-properties draw:stroke="solid" svg:stroke-width="0.053cm" svg:stroke-color="#069a2e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 style:list-style-name="L1">
      <style:graphic-properties draw:stroke="solid" svg:stroke-width="0.053cm" svg:stroke-color="#069a2e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textarea-horizontal-align="justify" draw:textarea-vertical-align="middle" draw:auto-grow-height="false" fo:min-height="2.749cm" fo:min-width="3.25cm" fo:wrap-option="no-wrap"/>
      <style:paragraph-properties style:writing-mode="lr-tb"/>
    </style:style>
    <style:style style:name="gr16" style:family="graphic" style:parent-style-name="standard">
      <style:graphic-properties svg:stroke-width="0.053cm" svg:stroke-color="#069a2e" draw:marker-start="Arrowheads_20_11" draw:marker-start-width="0.28cm" draw:marker-end-width="0.28cm" draw:fill="none" draw:textarea-horizontal-align="justify" draw:textarea-vertical-align="middle" draw:auto-grow-height="false" fo:min-height="0.758cm" fo:min-width="0.154cm" fo:padding-top="0.152cm" fo:padding-bottom="0.152cm" fo:padding-left="0.277cm" fo:padding-right="0.277cm"/>
    </style:style>
    <style:style style:name="gr17" style:family="graphic" style:parent-style-name="standard">
      <style:graphic-properties draw:stroke="none" svg:stroke-width="0.018cm" svg:stroke-color="#069a2e" draw:marker-start-width="0.227cm" draw:marker-end-width="0.227cm" draw:fill-color="#069a2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8" style:family="graphic" style:parent-style-name="standard">
      <style:graphic-properties draw:stroke="dash" draw:stroke-dash="Long_20_Dash" svg:stroke-width="0.053cm" svg:stroke-color="#acb20c" draw:marker-start="Arrowheads_20_11" draw:marker-start-width="0.28cm" draw:marker-end-width="0.28cm" draw:fill="none" draw:textarea-horizontal-align="justify" draw:textarea-vertical-align="middle" draw:auto-grow-height="false" fo:min-height="0.758cm" fo:min-width="0.154cm" fo:padding-top="0.152cm" fo:padding-bottom="0.152cm" fo:padding-left="0.277cm" fo:padding-right="0.277cm"/>
    </style:style>
    <style:style style:name="gr19" style:family="graphic" style:parent-style-name="standard">
      <style:graphic-properties draw:stroke="dash" draw:stroke-dash="Long_20_Dash" svg:stroke-width="0.018cm" svg:stroke-color="#acb20c" draw:marker-start-width="0.227cm" draw:marker-end-width="0.227cm" draw:fill-color="#acb20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0" style:family="graphic" style:parent-style-name="standard">
      <style:graphic-properties draw:stroke="dash" draw:stroke-dash="Double_20_Dash_20_Dot_20_Dot" svg:stroke-width="0.053cm" svg:stroke-color="#ed4c05" draw:marker-start="Arrowheads_20_11" draw:marker-start-width="0.28cm" draw:marker-end-width="0.28cm" draw:fill="none" draw:textarea-horizontal-align="justify" draw:textarea-vertical-align="middle" draw:auto-grow-height="false" fo:min-height="0.759cm" fo:min-width="0.154cm" fo:padding-top="0.152cm" fo:padding-bottom="0.152cm" fo:padding-left="0.277cm" fo:padding-right="0.277cm"/>
    </style:style>
    <style:style style:name="gr21" style:family="graphic" style:parent-style-name="standard">
      <style:graphic-properties draw:stroke="dash" draw:stroke-dash="Double_20_Dash_20_Dot_20_Dot" svg:stroke-width="0.018cm" svg:stroke-color="#ed4c05" draw:marker-start-width="0.227cm" draw:marker-end-width="0.227cm" draw:fill-color="#ed4c05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2" style:family="graphic" style:parent-style-name="standard">
      <style:graphic-properties draw:stroke="dash" draw:stroke-dash="Double_20_Dash_20_Dot_20_Dot" svg:stroke-width="0.053cm" svg:stroke-color="#ff5429" draw:marker-start="Arrowheads_20_11" draw:marker-start-width="0.28cm" draw:marker-end-width="0.28cm" draw:fill="none" draw:textarea-horizontal-align="justify" draw:textarea-vertical-align="middle" draw:auto-grow-height="false" fo:min-height="0.759cm" fo:min-width="0.154cm" fo:padding-top="0.152cm" fo:padding-bottom="0.152cm" fo:padding-left="0.277cm" fo:padding-right="0.277cm"/>
    </style:style>
    <style:style style:name="gr23" style:family="graphic" style:parent-style-name="standard">
      <style:graphic-properties draw:stroke="dash" draw:stroke-dash="Double_20_Dash_20_Dot_20_Dot" svg:stroke-width="0.018cm" svg:stroke-color="#ff5429" draw:marker-start-width="0.227cm" draw:marker-end-width="0.227cm" draw:fill-color="#ed4c05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4" style:family="graphic" style:parent-style-name="standard">
      <style:graphic-properties draw:stroke="dash" draw:stroke-dash="Long_20_Dash" svg:stroke-width="0.053cm" svg:stroke-color="#acb20c" draw:marker-start="Arrowheads_20_11" draw:marker-start-width="0.28cm" draw:marker-end-width="0.28cm" draw:fill="none" draw:textarea-horizontal-align="justify" draw:textarea-vertical-align="middle" draw:auto-grow-height="false" fo:min-height="0.759cm" fo:min-width="0.154cm" fo:padding-top="0.152cm" fo:padding-bottom="0.152cm" fo:padding-left="0.277cm" fo:padding-right="0.277cm"/>
    </style:style>
    <style:style style:name="gr25" style:family="graphic" style:parent-style-name="objectwithoutfill" style:list-style-name="L1">
      <style:graphic-properties draw:stroke="solid" svg:stroke-width="0.053cm" svg:stroke-color="#069a2e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objectwithoutfill" style:list-style-name="L1">
      <style:graphic-properties draw:stroke="solid" svg:stroke-width="0.053cm" svg:stroke-color="#069a2e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hatch" draw:fill-hatch-name="Yellow_20_45_20_Degrees"/>
      <style:paragraph-properties fo:text-align="center" style:writing-mode="lr-tb"/>
    </style:style>
    <style:style style:name="P3" style:family="paragraph">
      <loext:graphic-properties draw:fill="none"/>
      <style:paragraph-properties fo:margin-left="4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hatch" draw:fill-hatch-name="Green_20_60_20_Degrees"/>
      <style:paragraph-properties fo:text-align="center" style:writing-mode="lr-tb"/>
    </style:style>
    <style:style style:name="P6" style:family="paragraph">
      <loext:graphic-properties draw:fill="hatch" draw:fill-hatch-name="Yellow_20_45_20_Degrees_20_Crossed"/>
      <style:paragraph-properties fo:text-align="center" style:writing-mode="lr-tb"/>
    </style:style>
    <style:style style:name="P7" style:family="paragraph">
      <loext:graphic-properties draw:fill-color="#069a2e"/>
      <style:paragraph-properties fo:text-align="center"/>
    </style:style>
    <style:style style:name="P8" style:family="paragraph">
      <loext:graphic-properties draw:fill-color="#acb20c"/>
      <style:paragraph-properties fo:text-align="center"/>
    </style:style>
    <style:style style:name="P9" style:family="paragraph">
      <loext:graphic-properties draw:fill-color="#ed4c0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75cm" svg:height="1.75cm" svg:x="13.072cm" svg:y="2.25cm">
          <text:p text:style-name="P1">discove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4.947cm" svg:y1="4cm" svg:x2="14.947cm" svg:y2="7.75cm" draw:start-shape="id1" draw:start-glue-point="8" draw:end-shape="id2" draw:end-glue-point="4" svg:d="M14947 4000v3750" svg:viewBox="0 0 1 3751">
          <text:p/>
        </draw:connector>
        <draw:connector draw:style-name="gr3" draw:text-style-name="P4" draw:layer="layout" draw:type="curve" svg:x1="16.822cm" svg:y1="3.125cm" svg:x2="24.148cm" svg:y2="13.257cm" draw:start-shape="id1" draw:start-glue-point="10" draw:end-shape="id3" draw:end-glue-point="11" svg:d="M16822 3125c4884 0 7326 3377 7326 10132" svg:viewBox="0 0 7327 10133">
          <text:p/>
        </draw:connector>
        <draw:connector draw:style-name="gr4" draw:text-style-name="P4" draw:layer="layout" draw:type="curve" svg:x1="13.072cm" svg:y1="3.125cm" svg:x2="5.746cm" svg:y2="13.257cm" draw:start-shape="id1" draw:start-glue-point="6" draw:end-shape="id4" draw:end-glue-point="5" svg:d="M13072 3125c-4884 0-7326 3377-7326 10132" svg:viewBox="0 0 7327 10133">
          <text:p/>
        </draw:connector>
        <draw:custom-shape draw:style-name="gr5" draw:text-style-name="P5" xml:id="id2" draw:id="id2" draw:layer="layout" svg:width="3.75cm" svg:height="1.75cm" svg:x="13.072cm" svg:y="7.75cm">
          <text:p text:style-name="P1">aliv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type="curve" svg:x1="13.072cm" svg:y1="8.625cm" svg:x2="7.072cm" svg:y2="13.001cm" draw:start-shape="id2" draw:start-glue-point="6" draw:end-shape="id4" draw:end-glue-point="4" svg:d="M13072 8625c-4000 0-6000 1458-6000 4376" svg:viewBox="0 0 6001 4377">
          <text:p/>
        </draw:connector>
        <draw:connector draw:style-name="gr7" draw:text-style-name="P4" draw:layer="layout" draw:type="curve" svg:x1="16.822cm" svg:y1="8.625cm" svg:x2="22.822cm" svg:y2="13.001cm" draw:start-shape="id2" draw:start-glue-point="10" draw:end-shape="id3" draw:end-glue-point="4" svg:d="M16822 8625c4000 0 6000 1458 6000 4376" svg:viewBox="0 0 6001 4377">
          <text:p/>
        </draw:connector>
        <draw:custom-shape draw:style-name="gr8" draw:text-style-name="P6" xml:id="id3" draw:id="id3" draw:layer="layout" svg:width="3.75cm" svg:height="1.75cm" svg:x="20.947cm" svg:y="13.001cm">
          <draw:glue-point draw:id="12" svg:x="-1.525cm" svg:y="-5.005cm"/>
          <text:p text:style-name="P1">dy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4" draw:id="id4" draw:layer="layout" svg:width="3.75cm" svg:height="1.75cm" svg:x="5.197cm" svg:y="13.001cm">
          <draw:glue-point draw:id="12" svg:x="1.808cm" svg:y="-5.005cm"/>
          <text:p text:style-name="P1">mov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3.75cm" svg:height="1.75cm" svg:x="20.947cm" svg:y="18.25cm">
          <text:p text:style-name="P1">d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" draw:id="id5" draw:layer="layout" svg:width="3.75cm" svg:height="1.75cm" svg:x="5.197cm" svg:y="18.25cm">
          <text:p text:style-name="P1">mo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5.746cm" svg:y1="14.495cm" svg:x2="5.746cm" svg:y2="18.506cm" draw:start-shape="id4" draw:start-glue-point="7" draw:end-shape="id5" draw:end-glue-point="5" svg:d="M5746 14495v4011" svg:viewBox="0 0 1 4012">
          <text:p/>
        </draw:connector>
        <draw:connector draw:style-name="gr10" draw:text-style-name="P4" draw:layer="layout" draw:type="curve" svg:x1="24.148cm" svg:y1="14.495cm" svg:x2="24.148cm" svg:y2="18.506cm" draw:start-shape="id3" draw:start-glue-point="9" draw:end-shape="id6" draw:end-glue-point="11" svg:d="M24148 14495v4011" svg:viewBox="0 0 1 4012">
          <text:p/>
        </draw:connector>
        <draw:connector draw:style-name="gr11" draw:text-style-name="P4" draw:layer="layout" draw:type="curve" svg:x1="21.496cm" svg:y1="14.495cm" svg:x2="8.398cm" svg:y2="14.495cm" draw:start-shape="id3" draw:start-glue-point="7" draw:end-shape="id4" draw:end-glue-point="9" svg:d="M21496 14495c0 1216-13098 1216-13098 0" svg:viewBox="0 0 13099 913">
          <text:p/>
        </draw:connector>
        <draw:connector draw:style-name="gr12" draw:text-style-name="P4" draw:layer="layout" draw:type="curve" svg:x1="8.398cm" svg:y1="13.257cm" svg:x2="21.496cm" svg:y2="13.257cm" draw:start-shape="id4" draw:start-glue-point="11" draw:end-shape="id3" draw:end-glue-point="5" svg:d="M8398 13257c0-1213 13098-1213 13098 0" svg:viewBox="0 0 13099 911">
          <text:p/>
        </draw:connector>
        <draw:connector draw:style-name="gr11" draw:text-style-name="P4" draw:layer="layout" draw:type="curve" svg:x1="22.822cm" svg:y1="18.25cm" svg:x2="7.072cm" svg:y2="14.751cm" draw:start-shape="id6" draw:start-glue-point="4" draw:end-shape="id4" draw:end-glue-point="8" svg:d="M22822 18250c0-2622-15750-873-15750-3499" svg:viewBox="0 0 15751 3500">
          <text:p/>
        </draw:connector>
        <draw:connector draw:style-name="gr12" draw:text-style-name="P4" draw:layer="layout" draw:type="curve" svg:x1="7.072cm" svg:y1="18.25cm" svg:x2="22.822cm" svg:y2="14.751cm" draw:start-shape="id5" draw:start-glue-point="4" draw:end-shape="id3" draw:end-glue-point="8" svg:d="M7072 18250c0-2622 15750-873 15750-3499" svg:viewBox="0 0 15751 3500">
          <text:p/>
        </draw:connector>
        <draw:connector draw:style-name="gr13" draw:text-style-name="P3" draw:layer="layout" draw:type="curve" svg:x1="8.947cm" svg:y1="19.125cm" svg:x2="14.947cm" svg:y2="9.5cm" draw:start-shape="id5" draw:start-glue-point="10" draw:end-shape="id2" draw:end-glue-point="8" svg:d="M8947 19125c4000 0 6000-3208 6000-9625" svg:viewBox="0 0 6001 9626">
          <text:p/>
        </draw:connector>
        <draw:connector draw:style-name="gr14" draw:text-style-name="P3" draw:layer="layout" draw:type="curve" svg:x1="20.947cm" svg:y1="19.125cm" svg:x2="14.947cm" svg:y2="9.5cm" draw:start-shape="id6" draw:start-glue-point="6" draw:end-shape="id2" draw:end-glue-point="8" svg:d="M20947 19125c-4000 0-6000-3208-6000-9625" svg:viewBox="0 0 6001 9626">
          <text:p/>
        </draw:connector>
        <draw:connector draw:style-name="gr9" draw:text-style-name="P4" draw:layer="layout" draw:type="curve" draw:line-skew="-1.118cm" svg:x1="5.197cm" svg:y1="19.125cm" svg:x2="5.197cm" svg:y2="13.876cm" draw:start-shape="id5" draw:start-glue-point="6" draw:end-shape="id4" draw:end-glue-point="6" svg:d="M5197 19125c-2506 0-2506-5249 0-5249" svg:viewBox="0 0 1880 5250">
          <text:p/>
        </draw:connector>
        <draw:custom-shape draw:style-name="gr15" draw:text-style-name="P1" draw:layer="layout" svg:width="3.75cm" svg:height="2.999cm" svg:x="25cm" svg:y="1.001cm">
          <text:p text:style-name="P1">No</text:p>
          <text:p text:style-name="P1">response</text:p>
          <draw:enhanced-geometry svg:viewBox="0 0 21600 21600" draw:mirror-horizontal="false" draw:mirror-vertical="false" draw:type="line-callout-2" draw:modifiers="-21047.1874166889 24804 -3600 4000 -1433.85763796321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5" draw:text-style-name="P1" draw:layer="layout" svg:width="3.75cm" svg:height="2.999cm" svg:x="1cm" svg:y="1cm">
          <text:p text:style-name="P1">HTTP</text:p>
          <text:p text:style-name="P1">redirect</text:p>
          <draw:enhanced-geometry svg:viewBox="0 0 21600 21600" draw:mirror-horizontal="true" draw:mirror-vertical="false" draw:type="line-callout-2" draw:modifiers="-21409.9706744868 25236 -3600 4000 -1433.85763796321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5" draw:text-style-name="P1" draw:layer="layout" svg:width="3.75cm" svg:height="2.999cm" svg:x="25cm" svg:y="5.75cm">
          <text:p text:style-name="P1">Valid</text:p>
          <text:p text:style-name="P1">NodeInfo</text:p>
          <draw:enhanced-geometry svg:viewBox="0 0 21600 21600" draw:mirror-horizontal="false" draw:type="line-callout-1" draw:modifiers="-57584.644094908 7.2 -1445.3745667821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custom-shape draw:style-name="gr16" draw:text-style-name="P4" draw:layer="layout" svg:width="1cm" svg:height="1.501cm" draw:transform="rotate (0.453785605518526) translate (15.721cm 6.794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7" draw:text-style-name="P7" draw:layer="layout" svg:width="0.4cm" svg:height="0.38cm" draw:transform="rotate (2.00712863979348) translate (16.327cm 8.21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8" draw:text-style-name="P4" draw:layer="layout" svg:width="1cm" svg:height="1.501cm" draw:transform="rotate (0.453785605518526) translate (8.249cm 17.51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9" draw:text-style-name="P8" draw:layer="layout" svg:width="0.4cm" svg:height="0.38cm" draw:transform="rotate (2.00712863979348) translate (8.855cm 18.9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4" draw:layer="layout" svg:width="1cm" svg:height="1.501cm" draw:transform="rotate (0.453785605518526) translate (20.194cm 17.51cm)">
          <text:p/>
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</draw:custom-shape>
        <draw:custom-shape draw:style-name="gr21" draw:text-style-name="P9" draw:layer="layout" svg:width="0.4cm" svg:height="0.378cm" draw:transform="rotate (2.00712863979348) translate (20.972cm 18.929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4" draw:layer="layout" svg:width="1cm" svg:height="1.501cm" draw:transform="rotate (1.5707963267949) translate (19.5cm 14.49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9" draw:layer="layout" svg:width="0.4cm" svg:height="0.379cm" draw:transform="rotate (0.890117918517108) translate (20.644cm 14.262cm)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4" draw:layer="layout" svg:width="1cm" svg:height="1.501cm" draw:transform="rotate (1.5707963267949) translate (8.998cm 14.25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9" draw:text-style-name="P8" draw:layer="layout" svg:width="0.4cm" svg:height="0.379cm" draw:transform="rotate (0.890117918517108) translate (8.808cm 14.01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5" draw:text-style-name="P3" draw:layer="layout" draw:type="curve" svg:x1="22.251cm" svg:y1="13.001cm" svg:x2="16.273cm" svg:y2="9.244cm" draw:start-shape="id3" draw:start-glue-point="12" draw:end-shape="id2" draw:end-glue-point="9" svg:d="M22251 13001c0-2625-5978-747-5978-3757" svg:viewBox="0 0 5979 3758">
          <text:p/>
        </draw:connector>
        <draw:connector draw:style-name="gr26" draw:text-style-name="P3" draw:layer="layout" draw:type="curve" svg:x1="7.75cm" svg:y1="13.001cm" svg:x2="13.621cm" svg:y2="9.244cm" draw:start-shape="id4" draw:start-glue-point="12" draw:end-shape="id2" draw:end-glue-point="7" svg:d="M7750 13001c0-2625 5871-747 5871-3757" svg:viewBox="0 0 5872 375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Green_20_60_20_Degrees" draw:display-name="Green 60 Degrees" draw:style="single" draw:color="#00a933" draw:distance="0.203cm" draw:rotation="600"/>
    <draw:hatch draw:name="Yellow_20_45_20_Degrees" draw:display-name="Yellow 45 Degrees" draw:style="single" draw:color="#ffbf00" draw:distance="0.41cm" draw:rotation="450"/>
    <draw:hatch draw:name="Yellow_20_45_20_Degrees_20_Crossed" draw:display-name="Yellow 45 Degrees Crossed" draw:style="double" draw:color="#ffbf00" draw:distance="0.41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40" svg:d="M0 40l10-40 10 4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1100%" draw:dots2="1" draw:dots2-length="1100%" draw:distance="500%"/>
    <draw:stroke-dash draw:name="Double_20_Dash_20_Dot_20_Dot" draw:display-name="Double Dash Dot Dot" draw:style="rect" draw:dots1="1" draw:dots1-length="1100%" draw:dots2="2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2T13:14:30.688496080</meta:creation-date>
    <dc:date>2021-11-12T17:27:03.956462320</dc:date>
    <meta:editing-duration>PT29M4S</meta:editing-duration>
    <meta:editing-cycles>5</meta:editing-cycles>
    <meta:generator>LibreOffice/7.0.4.2$Linux_X86_64 LibreOffice_project/00$Build-2</meta:generator>
    <meta:document-statistic meta:object-count="36"/>
  </office:meta>
</office:document-meta>
</file>